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Helvetica65-Medium" svg:font-family="Helvetica65-Medium"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33826" officeooo:paragraph-rsid="00133826"/>
    </style:style>
    <style:style style:name="P2" style:family="paragraph" style:parent-style-name="Text_20_body">
      <style:text-properties officeooo:rsid="00133826" officeooo:paragraph-rsid="00133826"/>
    </style:style>
    <style:style style:name="P3" style:family="paragraph" style:parent-style-name="Text_20_body">
      <style:text-properties officeooo:rsid="001409b7" officeooo:paragraph-rsid="001409b7"/>
    </style:style>
    <style:style style:name="P4" style:family="paragraph" style:parent-style-name="Text_20_body">
      <style:text-properties officeooo:rsid="0014caeb" officeooo:paragraph-rsid="0014caeb"/>
    </style:style>
    <style:style style:name="P5" style:family="paragraph" style:parent-style-name="Heading_20_1">
      <style:text-properties officeooo:rsid="00133826" officeooo:paragraph-rsid="00133826"/>
    </style:style>
    <style:style style:name="P6" style:family="paragraph" style:parent-style-name="Heading_20_1">
      <style:text-properties officeooo:rsid="001409b7" officeooo:paragraph-rsid="001409b7"/>
    </style:style>
    <style:style style:name="P7" style:family="paragraph" style:parent-style-name="Header">
      <style:text-properties officeooo:rsid="0015affb" officeooo:paragraph-rsid="0015affb"/>
    </style:style>
    <style:style style:name="T1" style:family="text">
      <style:text-properties officeooo:rsid="0014caeb"/>
    </style:style>
    <style:style style:name="T2" style:family="text">
      <style:text-properties officeooo:rsid="0015aff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Ziele Stanley</text:h>
      <text:p text:style-name="P1">Anfangs war das Ziel Stanleys, den Kontinent nach ökonomisch profitablen Gebiete resp. Grundlagen zu erkunden. Nach dem Leopold II auf ihn aufmerksam wurde, trieb er auch den Aufbau der ausbeuterischen Strukturen voran.U.a. liess er Eisenbahnen und Handelsstützpunkte bauen. Er entwickelte auch Methoden um die Ausbeutung effektiver zu gestalten u.a. mit dem Aufbau einer Armee und <text:span text:style-name="T2">weiteren Repressalien.</text:span></text:p>
      <text:h text:style-name="Heading_20_1" text:outline-level="1">Ziele Leopold II.</text:h>
      <text:p text:style-name="P1">König Leopold hatte ökonomische Interessen an einer Kolonialisierung. Auch in Belgien stiess der aufgekommene Kapitalismus periodisch an seine Grenzen. Darum waren Absatzmärkte nötig. Er hatte auch persönliche Interessen an einer Kolonialisierung. Im Gegensatz zu Grossbritannien beispielsweise, hatte Belgien noch nicht den Reichtum wie e.g. grosse Bauten, Breite Strassen etc. <text:span text:style-name="T2">Natürlich war ihm klar, dass diese ökonomische Entwicklung nur mithilfe einer oder mehreren Kolonien möglich war. </text:span></text:p>
      <text:h text:style-name="P6" text:outline-level="1">Folgen für die Bevölkerung</text:h>
      <text:p text:style-name="P3">Die Bevölkerung hat extrem unter der Kolonialisierung gelitten und das auf mehreren Ebenen. Schon zu beginn, bei der Erkundung Stanleys wurden hunderte Menschen ermordet. Bei der späteren Kolonialisierung wurden systematisch tausende Menschen umgebracht welche sich nicht der Ausbeutung beugen wollte. Als Abschreckungsmassnahme wurden auch tausenden Männer, Frauen und Kinder welche sich weigerten zu arbeiten, die Hände abgeschnitten. Die ökonomische Ausbeutung traf noch viel mehr Menschen. Viele wurden zum Arbeiten gezwungen und bekamen – wenn überhaupt <text:span text:style-name="T2">eine Entgeltung</text:span> – ein viel zu geringen Lohn. </text:p>
      <text:h text:style-name="P6" text:outline-level="1">Meine Gedanken</text:h>
      <text:p text:style-name="P3">Der Film hat eindrücklich gezeigt, wie brutal und unmenschlich der Imperialismus ist. Wenn man sich sonst mit Imperialismus befasst, fallen vor allem die immensen Zahlen auf i.e. die hohen Profite, Absätze etc. (Auf die ökonomischen Punkte, also die Auswirkung der Konzentration des Kapitals <text:span text:style-name="T1">und der ökonomischen Kontrolle im Finanzkapital </text:span>mit der Folge des Monopolkapitalismus, muss man <text:span text:style-name="T1">natürlich trotzdem </text:span>eingehen da man sonst die <text:span text:style-name="T1">Zusammenhänge mit den konkreten Auswirkungen nur sehr schlecht verstehen kann.) Die Bilder geben einem Einblicke in ein Elend, menschengeschaffenes Elend. </text:span></text:p>
      <text:p text:style-name="P4">Diese Tatsache macht wütend. Vor allem, weil solche Zustände seit über 100 Jahre später noch viel häufiger und viel brutaler wurden. Natürlich lässt sich auch das auf die Ökonomischen Strukturen zurückführen. Wir leben immer noch im Zeitalter des Imperialismus, die Situation hat sich nur quantitativ verändert. Auch trauriger ist, dass dieser Anschein von einer anderen historischen und ökonomischen Situation von bürgerlichen Historiker dafür genutzt wird um das heutige Handeln von imperialistischen Staaten zu rechtferti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Helvetica65-Medium" svg:font-family="Helvetica65-Medium"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65-Medium" fo:font-family="Helvetica65-Medium" style:font-style-name="Regular" style:font-family-generic="swiss" style:font-pitch="variable" fo:font-size="14pt" fo:font-weight="normal"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text-align="start" style:justify-single-word="false" style:page-number="auto"/>
      <style:text-properties fo:font-size="28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normal"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5affb" officeooo:paragraph-rsid="0015aff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Auftrag Geschichte auf den 22. September 2015<text:tab/><text:tab/>Patrick Günthard, 6MT13v</text:p>
      </style:header>
      <styl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8:03:44.268000000</meta:creation-date>
    <dc:title>Main</dc:title>
    <meta:editing-duration>PT17H15M38S</meta:editing-duration>
    <meta:editing-cycles>3</meta:editing-cycles>
    <meta:generator>LibreOffice/4.4.5.2$Windows_x86 LibreOffice_project/a22f674fd25a3b6f45bdebf25400ed2adff0ff99</meta:generator>
    <dc:date>2015-09-21T20:55:42.584000000</dc:date>
    <meta:document-statistic meta:table-count="0" meta:image-count="0" meta:object-count="0" meta:page-count="1" meta:paragraph-count="11" meta:word-count="382" meta:character-count="2760" meta:non-whitespace-character-count="2382"/>
    <meta:template xlink:type="simple" xlink:actuate="onRequest" xlink:title="Main" xlink:href="file:///C:/Users/Patrick/AppData/Roaming/LibreOffice/4/user/template/Main.ott" meta:date="2015-09-20T18:03:43.933000000"/>
  </office:meta>
</office:document-meta>
</file>